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A1" style:family="table-cell">
      <style:table-cell-properties fo:padding="0.097cm" fo:border="0.002cm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A1" style:family="table-cell">
      <style:table-cell-properties fo:padding="0.097cm" fo:border="0.002cm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7cm" style:rel-column-width="65535*"/>
    </style:style>
    <style:style style:name="Tabella3.A1" style:family="table-cell">
      <style:table-cell-properties fo:padding="0.097cm" fo:border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17cm" style:rel-column-width="65535*"/>
    </style:style>
    <style:style style:name="Tabella4.A1" style:family="table-cell">
      <style:table-cell-properties fo:padding="0.097cm" fo:border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17cm" style:rel-column-width="65535*"/>
    </style:style>
    <style:style style:name="Tabella5.A1" style:family="table-cell">
      <style:table-cell-properties fo:padding="0.097cm" fo:border="0.002cm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6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B1" style:family="table-cell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17cm" style:rel-column-width="65535*"/>
    </style:style>
    <style:style style:name="Tabella7.A1" style:family="table-cell">
      <style:table-cell-properties fo:padding="0.097cm" fo:border="0.002cm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17cm" style:rel-column-width="65535*"/>
    </style:style>
    <style:style style:name="Tabella8.A1" style:family="table-cell">
      <style:table-cell-properties fo:padding="0.097cm" fo:border="0.002cm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17cm" style:rel-column-width="65535*"/>
    </style:style>
    <style:style style:name="Tabella9.A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DejaVu Serif" style:text-underline-style="none"/>
    </style:style>
    <style:style style:name="P5" style:family="paragraph" style:parent-style-name="Standard">
      <style:text-properties style:font-name="DejaVu Serif"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erif" style:text-underline-style="none" fo:font-weight="bold" style:font-weight-asian="bold" style:font-weight-complex="bold"/>
    </style:style>
    <style:style style:name="P7" style:family="paragraph" style:parent-style-name="Standard">
      <style:text-properties style:font-name="DejaVu Serif" style:text-underline-style="none" fo:font-weight="normal" style:font-weight-asian="normal" style:font-weight-complex="normal"/>
    </style:style>
    <style:style style:name="P8" style:family="paragraph" style:parent-style-name="Standard">
      <style:text-properties style:font-name="DejaVu Serif"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DejaVu Serif" fo:font-style="italic" style:text-underline-style="none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style:font-name="DejaVu Serif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DejaVu Serif" style:text-underline-style="none" fo:font-weight="bold" style:font-weight-asian="bold" style:font-weight-complex="bold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style:text-underline-style="none"/>
    </style:style>
    <style:style style:name="T3" style:family="text">
      <style:text-properties fo:language="en" fo:country="none" fo:font-style="italic" style:font-style-asian="italic" style:font-style-complex="italic"/>
    </style:style>
    <style:style style:name="T4" style:family="text">
      <style:text-properties fo:language="en" fo:country="none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n" fo:country="none" fo:font-style="normal" style:font-style-asian="normal" style:font-style-complex="normal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YTHON MEMENTO</text:p>
      <text:p text:style-name="P1"/>
      <text:p text:style-name="P3">TEST_TIME</text:p>
      <text:p text:style-name="P4"/>
      <text:p text:style-name="P5"><text:tab/>CLASS</text:p>
      <text:p text:style-name="P4"/>
      <text:p text:style-name="P1"><text:span text:style-name="T6">It </text:span><text:bookmark text:name="result_box"/><text:span text:style-name="T1">is the class that manages all the tests on the speed of the code and the time taken to perform.</text:span></text:p>
      <text:p text:style-name="P1"><text:span text:style-name="T1"/></text:p>
      <text:p text:style-name="P4">Define a new class instance with:</text:p>
      <text:p text:style-name="P4"/>
      <table:table table:name="Tabella7" table:style-name="Tabella7">
        <table:table-column table:style-name="Tabella7.A"/>
        <table:table-row>
          <table:table-cell table:style-name="Tabella7.A1" office:value-type="string">
            <text:p text:style-name="P8"><text:s text:c="4"/>tt = test_time()</text:p>
          </table:table-cell>
        </table:table-row>
      </table:table>
      <text:p text:style-name="P4"/>
      <text:p text:style-name="P4"/>
      <text:p text:style-name="P5"><text:tab/>FUNCTIONS</text:p>
      <text:p text:style-name="P4"/>
      <text:p text:style-name="P8"><text:s text:c="4"/></text:p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8"><text:s text:c="3"/><text:span text:style-name="T8"><text:s/>set_start_time(self)</text:span></text:p>
          </table:table-cell>
        </table:table-row>
      </table:table>
      <text:p text:style-name="P4"/>
      <text:p text:style-name="P1"><text:bookmark text:name="result_box3"/><text:span text:style-name="T1"><text:tab/>Sets the starting time to count the passage of time.</text:span></text:p>
      <text:p text:style-name="P8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9"><text:s text:c="4"/>get_start_time(self)</text:p>
          </table:table-cell>
        </table:table-row>
      </table:table>
      <text:p text:style-name="P4"/>
      <text:p text:style-name="P4"><text:span text:style-name="T1"><text:tab/>Gets the starting time setted by </text:span><text:span text:style-name="T3">set_start_time</text:span><text:span text:style-name="T1">.</text:span></text:p>
      <text:p text:style-name="P8"><text:s text:c="4"/>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9"><text:s text:c="4"/>set_end_time(self)</text:p>
          </table:table-cell>
        </table:table-row>
      </table:table>
      <text:p text:style-name="P4"/>
      <text:p text:style-name="P1"><text:bookmark text:name="result_box31"/><text:span text:style-name="T1"><text:tab/>Sets the ending time </text:span><text:bookmark text:name="result_box4"/><text:span text:style-name="T1">to count the elapsed time.</text:span></text:p>
      <text:p text:style-name="P4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9"><text:s text:c="4"/>get_start_time(self)</text:p>
          </table:table-cell>
        </table:table-row>
      </table:table>
      <text:p text:style-name="P4"/>
      <text:p text:style-name="P4"><text:span text:style-name="T1"><text:tab/>Gets the ending time setted by </text:span><text:span text:style-name="T3">set_end_time</text:span><text:span text:style-name="T1">.</text:span></text:p>
      <text:p text:style-name="P4"><text:span text:style-name="T1"/></text:p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9"><text:s text:c="4"/>elapsed_time(self, extended=False)</text:p>
          </table:table-cell>
        </table:table-row>
      </table:table>
      <text:p text:style-name="P4"/>
      <text:p text:style-name="P4"><text:span text:style-name="T1"><text:tab/>Return the elapsed time between </text:span><text:span text:style-name="T3">set_start_time </text:span><text:span text:style-name="T5">and</text:span><text:span text:style-name="T3"> set_end_time. </text:span><text:span text:style-name="T5">If </text:span><text:span text:style-name="T3">extended</text:span><text:span text:style-name="T5"> is defined, <text:tab/>return a complete datetime (in hh:mm:ss:uuuuuu format) else return only seconds.</text:span></text:p>
      <text:p text:style-name="P4"><text:span text:style-name="T1"/></text:p>
      <text:p text:style-name="P6"/>
      <text:p text:style-name="P11"><text:span text:style-name="T9">TEST_MEMORY</text:span></text:p>
      <text:p text:style-name="P6"><text:span text:style-name="T9"/></text:p>
      <text:p text:style-name="P10"><text:span text:style-name="T6"><text:tab/>CLASS</text:span></text:p>
      <text:p text:style-name="P1"><text:span text:style-name="T6"/></text:p>
      <text:p text:style-name="P1"><text:span text:style-name="T6">It </text:span><text:bookmark text:name="result_box1"/><text:span text:style-name="T2">is the class that manages all the tests on the memory by the code </text:span><text:bookmark text:name="result_box2"/><text:span text:style-name="T1">and the variables</text:span><text:span text:style-name="T2">.</text:span></text:p>
      <text:p text:style-name="P4"/>
      <text:p text:style-name="P4">Define a new class instance with:</text:p>
      <text:p text:style-name="P4"/>
      <text:p text:style-name="P4"><text:s text:c="3"/><text:span text:style-name="T8"><text:s/></text:span><text:span text:style-name="T7">tm = test_memory()</text:span></text:p>
      <text:p text:style-name="P4"><text:span text:style-name="T7"/></text:p>
      <text:p text:style-name="P4"><text:span text:style-name="T7"><text:tab/>CONSTANTS</text:span></text:p>
      <text:p text:style-name="P4"><text:span text:style-name="T7"/></text:p>
      <table:table table:name="Tabella6" table:style-name="Tabella6">
        <table:table-column table:style-name="Tabella6.A" table:number-columns-repeated="2"/>
        <table:table-row>
          <table:table-cell table:style-name="Tabella6.A1" office:value-type="string">
            <text:p text:style-name="P8"><text:s text:c="4"/>DIM_GIGA_BYTE<text:span text:style-name="T8"> = 'G'</text:span></text:p>
          </table:table-cell>
          <table:table-cell table:style-name="Tabella6.B1" office:value-type="string">
            <text:p text:style-name="P8"><text:span text:style-name="T8">Return the value in Gigabyte</text:span></text:p>
          </table:table-cell>
        </table:table-row>
        <table:table-row>
          <table:table-cell table:style-name="Tabella6.A2" office:value-type="string">
            <text:p text:style-name="P8"><text:s text:c="4"/>DIM_MEGA_BYTE<text:span text:style-name="T8"> = 'M'</text:span></text:p>
          </table:table-cell>
          <table:table-cell table:style-name="Tabella6.B2" office:value-type="string">
            <text:p text:style-name="P8"><text:span text:style-name="T8">Return the value in Megabyte</text:span></text:p>
          </table:table-cell>
        </table:table-row>
        <table:table-row>
          <table:table-cell table:style-name="Tabella6.A2" office:value-type="string">
            <text:p text:style-name="P8"><text:s text:c="4"/>DIM_KILO_BYTE<text:span text:style-name="T8"> = 'K'</text:span></text:p>
          </table:table-cell>
          <table:table-cell table:style-name="Tabella6.B2" office:value-type="string">
            <text:p text:style-name="P8"><text:span text:style-name="T8">Return the value in Kilobyte</text:span></text:p>
          </table:table-cell>
        </table:table-row>
        <table:table-row>
          <table:table-cell table:style-name="Tabella6.A2" office:value-type="string">
            <text:p text:style-name="P8"><text:s text:c="4"/>DIM_BYTE<text:span text:style-name="T8"> = 'B'</text:span></text:p>
          </table:table-cell>
          <table:table-cell table:style-name="Tabella6.B2" office:value-type="string">
            <text:p text:style-name="P8"><text:span text:style-name="T8">Return the value in Byte</text:span></text:p>
          </table:table-cell>
        </table:table-row>
        <table:table-row>
          <table:table-cell table:style-name="Tabella6.A2" office:value-type="string">
            <text:p text:style-name="P8"><text:s text:c="4"/>DIM_BIT <text:span text:style-name="T8">= 'b'</text:span></text:p>
          </table:table-cell>
          <table:table-cell table:style-name="Tabella6.B2" office:value-type="string">
            <text:p text:style-name="P8"><text:span text:style-name="T8">Return the value in Bit</text:span></text:p>
          </table:table-cell>
        </table:table-row>
      </table:table>
      <text:p text:style-name="P4"><text:span text:style-name="T7"/></text:p>
      <text:p text:style-name="P4"><text:span text:style-name="T7"><text:tab/>FUNCTIONS</text:span></text:p>
      <text:p text:style-name="P8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9"><text:s text:c="5"/>get_object_size(self, object, dimension_type=DIM_BYTE)</text:p>
          </table:table-cell>
        </table:table-row>
      </table:table>
      <text:p text:style-name="P4"/>
      <text:p text:style-name="P7"><text:span text:style-name="T1"><text:tab/>Returns the</text:span><text:span text:style-name="T5"> size of </text:span><text:span text:style-name="T3">object</text:span><text:span text:style-name="T5">. If </text:span><text:span text:style-name="T3">dimension_type</text:span><text:span text:style-name="T5"> is not defined the size will <text:tab/>be indicated in byte unit.</text:span></text:p>
      <text:p text:style-name="P7"><text:span text:style-name="T5"/>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7"><text:span text:style-name="T5"><text:s text:c="5"/></text:span><text:span text:style-name="T3">biggest_var(self, variables_list)</text:span></text:p>
          </table:table-cell>
        </table:table-row>
      </table:table>
      <text:p text:style-name="P7"><text:span text:style-name="T5"/></text:p>
      <text:p text:style-name="P7"><text:span text:style-name="T5"><text:tab/>Return a tupla with 2 parametrs. The first will be the name of the <text:tab/>biggest variable (for size) in the variable_list, the second its siz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3T15:31:07</meta:creation-date>
    <dc:date>2012-05-03T16:24:17</dc:date>
    <meta:editing-duration>PT33M28S</meta:editing-duration>
    <meta:editing-cycles>23</meta:editing-cycles>
    <meta:generator>LibreOffice/3.3$Unix LibreOffice_project/330m19$Build-202</meta:generator>
    <meta:document-statistic meta:table-count="9" meta:image-count="0" meta:object-count="0" meta:page-count="2" meta:paragraph-count="40" meta:word-count="216" meta:character-count="1452"/>
  </office:meta>
</office:document-meta>
</file>